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color="#ce181e" fo:font-weight="bold" style:font-weight-asian="bold" style:font-weight-complex="bold"/>
    </style:style>
    <style:style style:name="P3" style:family="paragraph" style:parent-style-name="Standard">
      <style:text-properties fo:font-size="8pt" style:font-size-asian="8pt" style:font-size-complex="8pt"/>
    </style:style>
    <style:style style:name="P4" style:family="paragraph" style:parent-style-name="Standard" style:master-page-name="MP0">
      <style:paragraph-properties fo:text-align="center" style:justify-single-word="false" style:page-number="auto" fo:break-before="page"/>
      <style:text-properties fo:color="#ce181e" fo:font-size="16pt" fo:font-weight="bold" style:font-size-asian="16pt" style:font-weight-asian="bold" style:font-size-complex="16pt" style:font-weight-complex="bold"/>
    </style:style>
    <style:style style:name="P5" style:family="paragraph" style:parent-style-name="Standard" style:list-style-name="L1"/>
    <style:style style:name="P6" style:family="paragraph" style:parent-style-name="Standard">
      <style:text-properties officeooo:paragraph-rsid="00047a08"/>
    </style:style>
    <style:style style:name="T1" style:family="text">
      <style:text-properties fo:color="#000000" fo:font-size="8pt" style:font-size-asian="8pt" style:font-size-complex="8pt"/>
    </style:style>
    <style:style style:name="T2" style:family="text">
      <style:text-properties fo:color="#000000"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officeooo:rsid="00047a08" style:font-size-asian="8pt" style:font-size-complex="8pt"/>
    </style:style>
    <style:style style:name="T5" style:family="text">
      <style:text-properties fo:font-size="8pt" officeooo:rsid="0004e7d5" style:font-size-asian="8pt" style:font-size-complex="8pt"/>
    </style:style>
    <style:style style:name="T6" style:family="text">
      <style:text-properties fo:font-size="8pt" officeooo:rsid="0005d714" style:font-size-asian="8pt" style:font-size-complex="8pt"/>
    </style:style>
    <style:style style:name="T7" style:family="text">
      <style:text-properties fo:font-size="8pt" officeooo:rsid="000685ba" style:font-size-asian="8pt" style:font-size-complex="8pt"/>
    </style:style>
    <style:style style:name="T8" style:family="text">
      <style:text-properties fo:font-size="8pt" officeooo:rsid="00078ea4" style:font-size-asian="8pt" style:font-size-complex="8pt"/>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fo:font-weight="bold" officeooo:rsid="00047a08" style:font-size-asian="8pt" style:font-weight-asian="bold" style:font-size-complex="8pt" style:font-weight-complex="bold"/>
    </style:style>
    <style:style style:name="T11" style:family="text">
      <style:text-properties fo:font-size="8pt" fo:font-weight="bold" officeooo:rsid="0005d714" style:font-size-asian="8pt" style:font-weight-asian="bold" style:font-size-complex="8pt" style:font-weight-complex="bold"/>
    </style:style>
    <style:style style:name="T12" style:family="text">
      <style:text-properties fo:font-size="8pt" fo:font-weight="bold" officeooo:rsid="000685ba" style:font-size-asian="8pt" style:font-weight-asian="bold" style:font-size-complex="8pt" style:font-weight-complex="bold"/>
    </style:style>
    <style:style style:name="T13" style:family="text">
      <style:text-properties fo:color="#ff0000" fo:font-size="8pt" fo:font-weight="bold" style:font-size-asian="8pt" style:font-weight-asian="bold" style:font-size-complex="8pt" style:font-weight-complex="bol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T LAW</text:p>
      <text:p text:style-name="P1"/>
      <text:p text:style-name="P2">Sezione 1</text:p>
      <text:p text:style-name="Standard"><text:span text:style-name="Car._20_predefinito_20_paragrafo"><text:span text:style-name="T1">Le norme giuridiche destinate ai consociati, insieme a quelle istituzionali ed organizzative dello Stato, ordinate sistematicamente, costituiscono </text:span></text:span><text:span text:style-name="Car._20_predefinito_20_paragrafo"><text:span text:style-name="T2">l’ordinamento giuridico</text:span></text:span><text:span text:style-name="Car._20_predefinito_20_paragrafo"><text:span text:style-name="T1">, u</text:span></text:span><text:span text:style-name="Car._20_predefinito_20_paragrafo"><text:span text:style-name="T3">n insieme di individui senza regole sarebbe un’orda in preda agli istinti. Inoltre, un popolo avente un insieme di regole in comune si sentirà più unito.</text:span></text:span></text:p>
      <text:p text:style-name="Standard"><text:span text:style-name="Car._20_predefinito_20_paragrafo"><text:span text:style-name="T3">L’Italia è uno “</text:span></text:span><text:span text:style-name="Car._20_predefinito_20_paragrafo"><text:span text:style-name="T9">Stato di diritto</text:span></text:span><text:span text:style-name="Car._20_predefinito_20_paragrafo"><text:span text:style-name="T3">”, ovvero soggiace alle stesse regole che ha emanato. Esiste un diritto primordiale, detto </text:span></text:span><text:span text:style-name="Car._20_predefinito_20_paragrafo"><text:span text:style-name="T9">diritto naturale</text:span></text:span><text:span text:style-name="Car._20_predefinito_20_paragrafo"><text:span text:style-name="T3">, che è quello che ci fa rispettare le regole senza sentirci obbligati. Senza di esso, ci sentiremmo obbligati a sottostare alle norme giuridiche. Inoltre, il sistema giuridico si è evoluto negli anni. Basti pensare che prima dell’invenzione della carta non si sentiva il bisogno di preservare i dati delle persone. Ricordiamo inoltre che lo Stato Italiano è laico, non obbliga quindi nessuno a rispettare od onorare una religione.</text:span></text:span></text:p>
      <text:p text:style-name="Standard"/>
      <text:p text:style-name="Standard"><text:span text:style-name="Car._20_predefinito_20_paragrafo"><text:span text:style-name="T3">In Italia abbiamo un organo predisposto alla creazione di norme giuridiche, il </text:span></text:span><text:span text:style-name="Car._20_predefinito_20_paragrafo"><text:span text:style-name="T9">Parlamento</text:span></text:span><text:span text:style-name="Car._20_predefinito_20_paragrafo"><text:span text:style-name="T3">. Esso è composto dalla </text:span></text:span><text:span text:style-name="Car._20_predefinito_20_paragrafo"><text:span text:style-name="T9">Camera dei Deputati</text:span></text:span><text:span text:style-name="Car._20_predefinito_20_paragrafo"><text:span text:style-name="T3"> e dal </text:span></text:span><text:span text:style-name="Car._20_predefinito_20_paragrafo"><text:span text:style-name="T9">Senato della Repubblica</text:span></text:span><text:span text:style-name="Car._20_predefinito_20_paragrafo"><text:span text:style-name="T3">. Il Parlamento ha potere </text:span></text:span><text:span text:style-name="Car._20_predefinito_20_paragrafo"><text:span text:style-name="T9">legislativo</text:span></text:span><text:span text:style-name="Car._20_predefinito_20_paragrafo"><text:span text:style-name="T3">, ovvero il potere di creare, modificare o eliminare una legge.</text:span></text:span></text:p>
      <text:p text:style-name="Standard"><text:span text:style-name="Car._20_predefinito_20_paragrafo"><text:span text:style-name="T3">Distinguiamo due tipi di fonti, le </text:span></text:span><text:span text:style-name="Car._20_predefinito_20_paragrafo"><text:span text:style-name="T9">fonti atti</text:span></text:span><text:span text:style-name="Car._20_predefinito_20_paragrafo"><text:span text:style-name="T3"> e le </text:span></text:span><text:span text:style-name="Car._20_predefinito_20_paragrafo"><text:span text:style-name="T9">fonti fatti</text:span></text:span><text:span text:style-name="Car._20_predefinito_20_paragrafo"><text:span text:style-name="T3">. Le prime sono manifestazioni espresse da un componente dello Stato e scritte, le seconde sono invece ciò che la comunità crede giuridicamente obbligatorie, le cosiddette “consuetudini” e modi di fare.</text:span></text:span></text:p>
      <text:p text:style-name="P3"/>
      <text:p text:style-name="Standard"><text:span text:style-name="Car._20_predefinito_20_paragrafo"><text:span text:style-name="T3">Esiste una </text:span></text:span><text:span text:style-name="Car._20_predefinito_20_paragrafo"><text:span text:style-name="T13">Gerarchia delle fonti</text:span></text:span><text:span text:style-name="Car._20_predefinito_20_paragrafo"><text:span text:style-name="T3">, ovvero una gerarchia di importanza delle norme. Al primo posto troviamo la </text:span></text:span><text:span text:style-name="Car._20_predefinito_20_paragrafo"><text:span text:style-name="T9">Costituzione Italiana</text:span></text:span><text:span text:style-name="Car._20_predefinito_20_paragrafo"><text:span text:style-name="T3"> e le leggi Costituzionali. Nella Costituzione troviamo tutte le norme che finalizzano lo scopo dell’Italia, ovvero i suoi obiettivi e le finalità che la nazione intende percorrere. Sotto la Costituzione troviamo le </text:span></text:span><text:span text:style-name="Car._20_predefinito_20_paragrafo"><text:span text:style-name="T9">Norme comunitarie e di diritto internazionale</text:span></text:span><text:span text:style-name="Car._20_predefinito_20_paragrafo"><text:span text:style-name="T3">, ovvero le norme istituite da un insieme di Stati come l’Unione Europea che servono a salvaguardare obiettivi più grandi, come ad esempio l’uso dello spazio aereo, dei mari, l’ambiente ecc. Per quanto importanti, però, non possono andare incontro alle regole Costituzionali.</text:span></text:span></text:p>
      <text:p text:style-name="Standard"><text:span text:style-name="Car._20_predefinito_20_paragrafo"><text:span text:style-name="T3">Al terzo posto troviamo le </text:span></text:span><text:span text:style-name="Car._20_predefinito_20_paragrafo"><text:span text:style-name="T9">Leggi ordinarie dello Stato</text:span></text:span><text:span text:style-name="Car._20_predefinito_20_paragrafo"><text:span text:style-name="T3">, ovvero le leggi che provengono dal Parlamento Italiano. Esse vengono fornite dal Parlamento, passando per entrambe le Camere e infine passando dal Capo dello Stato.</text:span></text:span></text:p>
      <text:p text:style-name="Standard"><text:span text:style-name="Car._20_predefinito_20_paragrafo"><text:span text:style-name="T3">La funzione legislativa non è esclusiva del Parlamento, bensì è possibile applicarla con il Governo in </text:span></text:span><text:span text:style-name="Car._20_predefinito_20_paragrafo"><text:span text:style-name="T9">due casi specifici</text:span></text:span><text:span text:style-name="Car._20_predefinito_20_paragrafo"><text:span text:style-name="T3">: il primo caso è quando vi sono situazioni di particolare urgenza e quindi non è possibile aspettare il normale iter legislativo del Parlamento. In questo caso la norma prende nome di </text:span></text:span><text:span text:style-name="Car._20_predefinito_20_paragrafo"><text:span text:style-name="T9">Decreto-Legge</text:span></text:span><text:span text:style-name="Car._20_predefinito_20_paragrafo"><text:span text:style-name="T3">, che entra in vigore fin da subito, ma deve essere convertito in Legge del Parlamento entro sessanta giorni, altrimenti perde i suoi effetti. Nel secondo caso, il Governo emana norme giuridiche avendo ricevuto una delega da parte del Parlamento e prende il nome di Legge delegante, mentre la legge si chiama </text:span></text:span><text:span text:style-name="Car._20_predefinito_20_paragrafo"><text:span text:style-name="T9">Decreto legislativo</text:span></text:span><text:span text:style-name="Car._20_predefinito_20_paragrafo"><text:span text:style-name="T3">. Come fonti normative abbiamo anche i Regolamenti, che sono atti di natura amministrativa ma che innovano l’ordinamento giuridico. Essi possono assumere le forme di </text:span></text:span><text:span text:style-name="Car._20_predefinito_20_paragrafo"><text:span text:style-name="T9">Decreto del Presidente del Consiglio dei Ministri (DPCM)</text:span></text:span><text:span text:style-name="Car._20_predefinito_20_paragrafo"><text:span text:style-name="T3">, del </text:span></text:span><text:span text:style-name="Car._20_predefinito_20_paragrafo"><text:span text:style-name="T9">Decreto Ministeriale (DM)</text:span></text:span><text:span text:style-name="Car._20_predefinito_20_paragrafo"><text:span text:style-name="T3"> o del </text:span></text:span><text:span text:style-name="Car._20_predefinito_20_paragrafo"><text:span text:style-name="T9">Decreto del Presidente della Repubblica (DPR)</text:span></text:span><text:span text:style-name="Car._20_predefinito_20_paragrafo"><text:span text:style-name="T3">. Le leggi regionali assumono la forma di Legge Ordinaria se regolano le materie che l’art 117 della Costituzione non riserva al Parlamento, altrimenti esse assumono la penultima posizione della Gerarchia delle fonti e prendono nome di “</text:span></text:span><text:span text:style-name="Car._20_predefinito_20_paragrafo"><text:span text:style-name="T9">Leggi e regolamenti regionali</text:span></text:span><text:span text:style-name="Car._20_predefinito_20_paragrafo"><text:span text:style-name="T3">”, insieme a quelli provinciali e comunali. All’ultimo posto, infine, abbiamo ciò che chiamiamo “usi” o “consuetudini”; si tratta per l’appunto di una fonte non scritta e consiste nella pratica uniforme e costante di dati comportamenti, accompagnata dalla convinzione che essi siano giuridicamente obbligatori.</text:span></text:span></text:p>
      <text:p text:style-name="P3">Lo Stato Italiano ha suddiviso i suoi poteri in tre parti, ovvero il potere legislativo al Parlamento (creazione delle leggi), il potere esecutivo al Governo (emanarle) e quello giudiziario ai giudici (farle rispettare).</text:p>
      <text:p text:style-name="P3"/>
      <text:p text:style-name="Standard"><text:span text:style-name="Car._20_predefinito_20_paragrafo"><text:span text:style-name="T3">Il diritto si divide in tante sottoclassi, ma noi distinguiamo due macroaree: il </text:span></text:span><text:span text:style-name="Car._20_predefinito_20_paragrafo"><text:span text:style-name="T9">diritto pubblico</text:span></text:span><text:span text:style-name="Car._20_predefinito_20_paragrafo"><text:span text:style-name="T3"> e il </text:span></text:span><text:span text:style-name="Car._20_predefinito_20_paragrafo"><text:span text:style-name="T9">diritto privato</text:span></text:span><text:span text:style-name="Car._20_predefinito_20_paragrafo"><text:span text:style-name="T3">. Il diritto pubblico si occupa di fissare i diritti fondamentali degli italiani e si divide in:</text:span></text:span></text:p>
      <text:p text:style-name="P3"/>
      <text:list xml:id="list760994091" text:style-name="L1">
        <text:list-item>
          <text:p text:style-name="P5"><text:span text:style-name="Car._20_predefinito_20_paragrafo"><text:span text:style-name="T9">Diritto Costituzionale</text:span></text:span><text:span text:style-name="Car._20_predefinito_20_paragrafo"><text:span text:style-name="T3">: disciplina gli enti dello Stato e la loro organizzazione.</text:span></text:span></text:p>
        </text:list-item>
        <text:list-item>
          <text:p text:style-name="P5"><text:span text:style-name="Car._20_predefinito_20_paragrafo"><text:span text:style-name="T9">Diritto Amministrativo</text:span></text:span><text:span text:style-name="Car._20_predefinito_20_paragrafo"><text:span text:style-name="T3">: regola l’azione degli enti pubblici.</text:span></text:span></text:p>
        </text:list-item>
        <text:list-item>
          <text:p text:style-name="P5"><text:span text:style-name="Car._20_predefinito_20_paragrafo"><text:span text:style-name="T9">Diritto Tributario</text:span></text:span><text:span text:style-name="Car._20_predefinito_20_paragrafo"><text:span text:style-name="T3">: regola la finanza pubblica.</text:span></text:span></text:p>
        </text:list-item>
        <text:list-item>
          <text:p text:style-name="P5"><text:span text:style-name="Car._20_predefinito_20_paragrafo"><text:span text:style-name="T9">Diritto Penale</text:span></text:span><text:span text:style-name="Car._20_predefinito_20_paragrafo"><text:span text:style-name="T3">: regola i reati e i loro sanzionamenti</text:span></text:span></text:p>
        </text:list-item>
      </text:list>
      <text:p text:style-name="P3"/>
      <text:p text:style-name="Standard"><text:span text:style-name="Car._20_predefinito_20_paragrafo"><text:span text:style-name="T3">Il diritto privato si occupa invece di disciplinare i rapporti tra i privati, ad esempio il </text:span></text:span><text:span text:style-name="Car._20_predefinito_20_paragrafo"><text:span text:style-name="T9">Diritto Civile</text:span></text:span><text:span text:style-name="Car._20_predefinito_20_paragrafo"><text:span text:style-name="T3"> si occupa della famiglia, le successioni, servitù, diritti assoluti e diritti relativi. Il diritto penale serve per assicurare il rispetto delle regole imposte e salvaguardare i beni essenziali e la convivenza tra i consociati. I valori a cui l’ordinamento assegna una rilevanza assoluta sono: la vita, la salute, il patrimonio, la riservatezza, l’ordine pubblico. Tenere presente che l’imputato che viola una di queste è considerato innocente per tutta la durata dell’udienza fino al momento della sentenza finale.</text:span></text:span></text:p>
      <text:p text:style-name="Standard"><text:span text:style-name="Car._20_predefinito_20_paragrafo"><text:span text:style-name="T3">Lo Stato conosce </text:span></text:span><text:span text:style-name="Car._20_predefinito_20_paragrafo"><text:span text:style-name="T9">tre gradi</text:span></text:span><text:span text:style-name="Car._20_predefinito_20_paragrafo"><text:span text:style-name="T3"> di giudizio: il primo grado e il secondo grado (detto anche “giudizio di appello”) sono detti “di merito” e consentono al giudice di conoscere al meglio il caso in questione. Il terzo grado, di “legittimità” è riservato alla </text:span></text:span><text:span text:style-name="Car._20_predefinito_20_paragrafo"><text:span text:style-name="T9">Suprema Corte di Cassazione</text:span></text:span><text:span text:style-name="Car._20_predefinito_20_paragrafo"><text:span text:style-name="T3"> con sede a Roma che si occupa alla valutazione e al giudizio finale. Alcuni giudici danno il loro giudizio individualmente (giudici monocratici), altri giudici sono composti da magistrati che scelgono insieme il giudizio da dare. La </text:span></text:span><text:span text:style-name="Car._20_predefinito_20_paragrafo"><text:span text:style-name="T9">Corte Costituzionale</text:span></text:span><text:span text:style-name="Car._20_predefinito_20_paragrafo"><text:span text:style-name="T3"> è un giudice che si occupa della legittimità delle leggi emanate e, in caso di contrato con la Costituzione, vengono cessate immediatamente. La </text:span></text:span><text:span text:style-name="Car._20_predefinito_20_paragrafo"><text:span text:style-name="T9">Corte dei Conti</text:span></text:span><text:span text:style-name="Car._20_predefinito_20_paragrafo"><text:span text:style-name="T3"> effettua il controllo sulla gestione del bilancio dello Stato ed è competente a giudicare sui giudizi contabili dello Stato e degli altri enti pubblici. Data la complessità delle norme processuali, i privati non possono stare in giudizio, bensì devono assumere un tecnico del diritto (avvocato, o procuratore) per rappresentarli.</text:span></text:span></text:p>
      <text:p text:style-name="Standard"><text:span text:style-name="Car._20_predefinito_20_paragrafo"><text:span text:style-name="T3"/></text:span></text:p>
      <text:p text:style-name="P6"><text:span text:style-name="Car._20_predefinito_20_paragrafo"><text:span text:style-name="T4">Nel nostro ordinamento è possibile risolvere le questioni di diritto civile in un altro modo, ovvero con un “</text:span></text:span><text:span text:style-name="Car._20_predefinito_20_paragrafo"><text:span text:style-name="T10">Arbitro</text:span></text:span><text:span text:style-name="Car._20_predefinito_20_paragrafo"><text:span text:style-name="T4">” o un collegio arbitrale. Essi non sono soggetti al rispetto delle regole processuali, ma sono obbligati ad ascoltare entrambe le parti, essere imparziale e dare tutte le possibilità di dimostrare la propria ragione a entrambe le parti. L’atto si conclude con il “</text:span></text:span><text:span text:style-name="Car._20_predefinito_20_paragrafo"><text:span text:style-name="T10">lodo</text:span></text:span><text:span text:style-name="Car._20_predefinito_20_paragrafo"><text:span text:style-name="T4">”, ovvero il momento in cui l’arbitro (o il collegio arbitrale) danno il loro riscontro </text:span></text:span><text:span text:style-name="Car._20_predefinito_20_paragrafo"><text:span text:style-name="T5">davanti al giudice di secondo grado. </text:span></text:span><text:span text:style-name="Car._20_predefinito_20_paragrafo"><text:span text:style-name="T6">Il </text:span></text:span><text:span text:style-name="Car._20_predefinito_20_paragrafo"><text:span text:style-name="T11">precedente giurisdizionale</text:span></text:span><text:span text:style-name="Car._20_predefinito_20_paragrafo"><text:span text:style-name="T6"> è una decisione già assunta da un giudice su un fatto analogo che un altro giudice è chiamato a conoscere. </text:span></text:span><text:span text:style-name="Car._20_predefinito_20_paragrafo"><text:span text:style-name="T7">Il “precedente”, però, viene trattato in maniera diversa a seconda che si tratti di </text:span></text:span><text:span text:style-name="Car._20_predefinito_20_paragrafo"><text:span text:style-name="T12">civil law</text:span></text:span><text:span text:style-name="Car._20_predefinito_20_paragrafo"><text:span text:style-name="T7"> o </text:span></text:span><text:span text:style-name="Car._20_predefinito_20_paragrafo"><text:span text:style-name="T12">common law</text:span></text:span><text:span text:style-name="Car._20_predefinito_20_paragrafo"><text:span text:style-name="T7">. Nella prima, i giudici usano il “precedente” come un aiuto per il giudizio finale, che però si basa esclusivamente sulle norme scritte, facendo valere di più i diritti civili. Nel secondo, invece, i giudici si basano pochissimo sulle norme e usano di più il loro giudizio soggettivo, che nella maggior parte delle volte equivale allo stesso giudizio dato dal “precedente”. Quando una fattispecie non è disciplinata dall’ordinamento giuridico, nei paesi di common law, i giudici, nel risolvere le questioni portate alla loro conoscenza, </text:span></text:span><text:span text:style-name="Car._20_predefinito_20_paragrafo"><text:span text:style-name="T12">creano una nuova regola</text:span></text:span><text:span text:style-name="Car._20_predefinito_20_paragrafo"><text:span text:style-name="T7"> di diritto che colma immediatamente la lacuna; invece, nei paesi di civil law, i giudici devono attendere la disciplina dettata dal legislatore per poi applicare la regola al caso concreto; nell’attesa i giudici, nei sistemi di civil law, cercano di adattare le regole degli istituti simili. Il </text:span></text:span><text:span text:style-name="Car._20_predefinito_20_paragrafo"><text:span text:style-name="T12">diritto soggettivo</text:span></text:span><text:span text:style-name="Car._20_predefinito_20_paragrafo"><text:span text:style-name="T7"> è una situazione giuridica riconosciuta ad un soggetto al quale la norma assicura la possibilità di soddisfare un certo interesse economico o morale. Al diritto di un soggetto corrisponde il </text:span></text:span><text:span text:style-name="Car._20_predefinito_20_paragrafo"><text:span text:style-name="T12">dovere giuridico</text:span></text:span><text:span text:style-name="Car._20_predefinito_20_paragrafo"><text:span text:style-name="T7"> di un altro soggetto di riconoscergli quella situazione di vantaggio. </text:span></text:span><text:span text:style-name="Car._20_predefinito_20_paragrafo"><text:span text:style-name="T8">Esempio: ciascuno di noi ha il diritto di esprimere un’opinione e gli altri hanno il dovere giuridico di lasciarcelo fa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title/>
    <meta:creation-date>2021-05-20T23:01:00Z</meta:creation-date>
    <dc:date>2021-05-26T09:15:18.891000000</dc:date>
    <meta:editing-cycles>5</meta:editing-cycles>
    <meta:editing-duration>PT8H22M17S</meta:editing-duration>
    <meta:document-statistic meta:table-count="0" meta:image-count="0" meta:object-count="0" meta:page-count="1" meta:paragraph-count="18" meta:word-count="1265" meta:character-count="8204" meta:non-whitespace-character-count="6961"/>
    <meta:template xlink:type="simple" xlink:actuate="onRequest" xlink:title="" xlink:href="Normal.dotm"/>
  </office:meta>
</office:document-meta>
</file>